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1.8368in"/>
    </style:style>
    <style:style style:name="Table1.C" style:family="table-column">
      <style:table-column-properties style:column-width="2.2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1.8368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3.2118in"/>
    </style:style>
    <style:style style:name="Table4.C" style:family="table-column">
      <style:table-column-properties style:column-width="2.236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211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28pt" fo:language="en" fo:country="US" officeooo:rsid="00150d73" officeooo:paragraph-rsid="00150d73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50d7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6b9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8a5f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98d8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b34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2b442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2ccef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2e470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2b442a" officeooo:paragraph-rsid="002b442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2e4700" officeooo:paragraph-rsid="002e470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2fa4a9" officeooo:paragraph-rsid="002fa4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109be" officeooo:paragraph-rsid="003109b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109be" officeooo:paragraph-rsid="0032ae2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109be" officeooo:paragraph-rsid="00352ac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109be" officeooo:paragraph-rsid="003812ec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2ae24" officeooo:paragraph-rsid="0032ae2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812ec" officeooo:paragraph-rsid="0039905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812ec" officeooo:paragraph-rsid="0039fda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9fda4" officeooo:paragraph-rsid="0039fda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cf747" officeooo:paragraph-rsid="001cf7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cf747" officeooo:paragraph-rsid="002a6fc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e1ab9" officeooo:paragraph-rsid="001e1a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e1ab9" officeooo:paragraph-rsid="001f9af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e1ab9" officeooo:paragraph-rsid="002a6fc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1f9af0" officeooo:paragraph-rsid="001f9af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03357" officeooo:paragraph-rsid="0020335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03357" officeooo:paragraph-rsid="0025c0b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03357" officeooo:paragraph-rsid="002a6fc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5c0bd" officeooo:paragraph-rsid="0025c0b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87605" officeooo:paragraph-rsid="002a6fc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2aaaa8" officeooo:paragraph-rsid="002aaaa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12pt" fo:language="en" fo:country="US" fo:font-weight="bold" officeooo:rsid="002aaaa8" officeooo:paragraph-rsid="002aaaa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Verdana" fo:font-size="12pt" fo:language="en" fo:country="US" fo:font-weight="bold" officeooo:rsid="002b442a" officeooo:paragraph-rsid="002b442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Verdana" fo:font-size="16pt" fo:language="en" fo:country="US" fo:font-weight="bold" officeooo:rsid="00150d73" officeooo:paragraph-rsid="00150d7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Verdana" fo:font-size="16pt" fo:language="en" fo:country="US" fo:font-weight="bold" officeooo:rsid="001cf747" officeooo:paragraph-rsid="001cf74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Verdana" fo:font-size="16pt" fo:language="en" fo:country="US" fo:font-weight="bold" officeooo:rsid="00203357" officeooo:paragraph-rsid="0020335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end" style:justify-single-word="false"/>
      <style:text-properties style:font-name="Verdana" fo:language="en" fo:country="US" officeooo:rsid="00150d73" officeooo:paragraph-rsid="00150d73"/>
    </style:style>
    <style:style style:name="P39" style:family="paragraph" style:parent-style-name="Table_20_Contents">
      <style:paragraph-properties fo:text-align="start" style:justify-single-word="false"/>
      <style:text-properties style:font-name="Verdana" fo:font-size="12pt" fo:language="en" fo:country="US" fo:font-weight="bold" officeooo:rsid="001e1ab9" officeooo:paragraph-rsid="001e1ab9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12pt" fo:language="en" fo:country="US" fo:font-weight="bold" officeooo:rsid="001e1ab9" officeooo:paragraph-rsid="001f9af0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" fo:font-size="12pt" fo:language="en" fo:country="US" fo:font-weight="bold" officeooo:rsid="00256b4e" officeooo:paragraph-rsid="0025c0bd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12pt" fo:language="en" fo:country="US" fo:font-weight="bold" officeooo:rsid="00256b4e" officeooo:paragraph-rsid="00256b4e" style:font-size-asian="10.5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" fo:font-size="12pt" fo:language="en" fo:country="US" fo:font-weight="bold" officeooo:rsid="0025c0bd" officeooo:paragraph-rsid="0025c0bd" style:font-size-asian="10.5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1e1ab9" officeooo:paragraph-rsid="001e1ab9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1e1ab9" officeooo:paragraph-rsid="001f9af0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Verdana" fo:font-size="12pt" fo:language="en" fo:country="US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paragraph-rsid="001f9af0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paragraph-rsid="0025c0bd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1e35bd" officeooo:paragraph-rsid="001e35bd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1e35bd" officeooo:paragraph-rsid="001f9af0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21cec3" officeooo:paragraph-rsid="0021cec3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235eab" officeooo:paragraph-rsid="00235eab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24aca9" officeooo:paragraph-rsid="0024aca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25c0bd" officeooo:paragraph-rsid="0025c0b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Verdana" fo:font-size="12pt" fo:language="en" fo:country="US" officeooo:rsid="002b3b9a" officeooo:paragraph-rsid="002b3b9a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6b936" officeooo:paragraph-rsid="0016b936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6b936" officeooo:paragraph-rsid="0018a5fe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3109be" officeooo:paragraph-rsid="003109be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Verdana" fo:font-size="12pt" fo:language="en" fo:country="US" officeooo:rsid="00150d73" officeooo:paragraph-rsid="001b3481" style:font-size-asian="10.5pt" style:font-size-complex="12pt"/>
    </style:style>
    <style:style style:name="T1" style:family="text">
      <style:text-properties officeooo:rsid="0016b936"/>
    </style:style>
    <style:style style:name="T2" style:family="text">
      <style:text-properties officeooo:rsid="0018a5fe"/>
    </style:style>
    <style:style style:name="T3" style:family="text">
      <style:text-properties officeooo:rsid="00198d8a"/>
    </style:style>
    <style:style style:name="T4" style:family="text">
      <style:text-properties officeooo:rsid="001b3481"/>
    </style:style>
    <style:style style:name="T5" style:family="text">
      <style:text-properties officeooo:rsid="001e35bd"/>
    </style:style>
    <style:style style:name="T6" style:family="text">
      <style:text-properties officeooo:rsid="00235eab"/>
    </style:style>
    <style:style style:name="T7" style:family="text">
      <style:text-properties officeooo:rsid="002672fb"/>
    </style:style>
    <style:style style:name="T8" style:family="text">
      <style:text-properties officeooo:rsid="002a6fc1"/>
    </style:style>
    <style:style style:name="T9" style:family="text">
      <style:text-properties officeooo:rsid="002b3b9a"/>
    </style:style>
    <style:style style:name="T10" style:family="text">
      <style:text-properties officeooo:rsid="002b442a"/>
    </style:style>
    <style:style style:name="T11" style:family="text">
      <style:text-properties officeooo:rsid="002ccefe"/>
    </style:style>
    <style:style style:name="T12" style:family="text">
      <style:text-properties officeooo:rsid="002e47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109be"/>
    </style:style>
    <style:style style:name="T15" style:family="text">
      <style:text-properties officeooo:rsid="0032ae24"/>
    </style:style>
    <style:style style:name="T16" style:family="text">
      <style:text-properties officeooo:rsid="00352acd"/>
    </style:style>
    <style:style style:name="T17" style:family="text">
      <style:text-properties officeooo:rsid="003812ec"/>
    </style:style>
    <style:style style:name="T18" style:family="text">
      <style:text-properties officeooo:rsid="00399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Butum Claudiu-Daniel, G911</text:p>
      <text:p text:style-name="P1">Set 2. <text:span text:style-name="T4">Nr. 17.</text:span> Map</text:p>
      <text:p text:style-name="P2"/>
      <text:p text:style-name="P35">Map ADT</text:p>
      <text:p text:style-name="P35"/>
      <text:p text:style-name="P2">Type: </text:p>
      <text:p text:style-name="P2"><text:tab/>Map&lt;TKey, T<text:span text:style-name="T1">V</text:span>alue&gt; </text:p>
      <text:p text:style-name="P2"/>
      <text:p text:style-name="P2">Methods:</text:p>
      <text:p text:style-name="P2"><text:tab/>Function get(key)</text:p>
      <text:p text:style-name="P2"><text:tab/><text:tab/>Description: get a value by key <text:s text:c="2"/></text:p>
      <text:p text:style-name="P2"><text:tab/><text:tab/>Data: T<text:span text:style-name="T1">K</text:span>ey – key <text:s/></text:p>
      <text:p text:style-name="P2"><text:tab/><text:tab/><text:span text:style-name="T3">Prec: key should be of type TKey</text:span></text:p>
      <text:p text:style-name="P3"><text:tab/><text:tab/><text:span text:style-name="T1">Post: TValue or raise exception otherwise</text:span></text:p>
      <text:p text:style-name="P3"><text:tab/><text:tab/><text:span text:style-name="T12">Complexity: O(1) average, O(n) worst case</text:span></text:p>
      <text:p text:style-name="P3"/>
      <text:p text:style-name="P56"><text:tab/>Subalg put(key, value):</text:p>
      <text:p text:style-name="P4"><text:tab/><text:tab/><text:span text:style-name="T1">Description: Create a new key with the value, or replace the <text:tab/><text:tab/><text:tab/><text:tab/><text:tab/> <text:s/>current key with the new value <text:s/>if that key already <text:tab/><text:tab/><text:tab/><text:tab/> <text:s/>exists.</text:span></text:p>
      <text:p text:style-name="P4"><text:tab/><text:tab/><text:span text:style-name="T2">Data: TKey - key</text:span></text:p>
      <text:p text:style-name="P57"><text:tab/><text:tab/><text:tab/> Tvalue – value</text:p>
      <text:p text:style-name="P4"><text:tab/><text:tab/><text:span text:style-name="T3">Prec: key should be of type TKey and value of type Tvalue</text:span></text:p>
      <text:p text:style-name="P9"><text:tab/><text:tab/><text:span text:style-name="T12">Complexity: O(1) average, O(n) worst case</text:span></text:p>
      <text:p text:style-name="P57"><text:tab/><text:tab/></text:p>
      <text:p text:style-name="P57"><text:tab/>Subalg remove(key)</text:p>
      <text:p text:style-name="P57"><text:tab/><text:tab/>Description: <text:s/>Remove a map entry based on the key. </text:p>
      <text:p text:style-name="P57"><text:tab/><text:tab/><text:tab/><text:tab/> <text:s/>If the key does not exist, do nothing.</text:p>
      <text:p text:style-name="P4"><text:tab/><text:tab/><text:span text:style-name="T2">Data: TKey – key</text:span></text:p>
      <text:p text:style-name="P5"><text:tab/><text:tab/><text:span text:style-name="T3">Prec: key should be of type Tkey</text:span></text:p>
      <text:p text:style-name="P11"><text:tab/><text:tab/>Complexity: O(1) average, O(n) worst case</text:p>
      <text:p text:style-name="P5"/>
      <text:p text:style-name="P5"><text:tab/><text:span text:style-name="T3">Function containsKey(key)</text:span></text:p>
      <text:p text:style-name="P5"><text:tab/><text:tab/><text:span text:style-name="T3">Description: Checks if the key is in the map</text:span></text:p>
      <text:p text:style-name="P5"><text:tab/><text:tab/><text:span text:style-name="T3">Data: Tkey – key</text:span></text:p>
      <text:p text:style-name="P5"><text:tab/><text:tab/><text:span text:style-name="T3">Prec: key should be of type Tkey</text:span></text:p>
      <text:p text:style-name="P5"><text:tab/><text:tab/><text:span text:style-name="T3">Post: true if the key exists, false otherwise</text:span></text:p>
      <text:p text:style-name="P9"><text:tab/><text:tab/><text:span text:style-name="T12">Complexity: O(1) average, O(n) worst case</text:span></text:p>
      <text:p text:style-name="P5"/>
      <text:p text:style-name="P5"><text:tab/><text:span text:style-name="T4">Function getLength()</text:span></text:p>
      <text:p text:style-name="P6"><text:tab/><text:tab/><text:span text:style-name="T4">Description: Get the number of entries in the map</text:span></text:p>
      <text:p text:style-name="P6"><text:tab/><text:tab/><text:span text:style-name="T4">Post: the number of entries as an unsigned integer</text:span></text:p>
      <text:p text:style-name="P9"><text:tab/><text:tab/><text:span text:style-name="T12">Complexity: O(1) average, O(n) worst case</text:span></text:p>
      <text:p text:style-name="P6"/>
      <text:p text:style-name="P6"><text:tab/><text:span text:style-name="T4">Subalg clear()</text:span></text:p>
      <text:p text:style-name="P6"><text:tab/><text:tab/><text:span text:style-name="T4">Description: Clear all the entries in the map</text:span></text:p>
      <text:p text:style-name="P6"/>
      <text:p text:style-name="P12"><text:soft-page-break/><text:span text:style-name="T13">Pseudocode</text:span> for the hashtable representation:</text:p>
      <text:p text:style-name="P13">Function get(key)</text:p>
      <text:p text:style-name="P13"><text:tab/>hash_index := hashIndex(key)</text:p>
      <text:p text:style-name="P6"><text:tab/><text:span text:style-name="T14">bucket_index := findInBucket(hash_index, key)</text:span></text:p>
      <text:p text:style-name="P13"><text:tab/>if bucket_index = -1 then</text:p>
      <text:p text:style-name="P13"><text:tab/><text:tab/>return</text:p>
      <text:p text:style-name="P13"><text:tab/>endif</text:p>
      <text:p text:style-name="P13"><text:tab/></text:p>
      <text:p text:style-name="P16"><text:tab/>get :<text:span text:style-name="T17">=</text:span> buckets[hash_index][bucket_index]</text:p>
      <text:p text:style-name="P13">endget</text:p>
      <text:p text:style-name="P13"/>
      <text:p text:style-name="P13">Sublag put(key, value)</text:p>
      <text:p text:style-name="P13"><text:tab/>hash_index := hashIndex(key)</text:p>
      <text:p text:style-name="P13"><text:tab/>bucket_index := findInBucket(hash_index, key)</text:p>
      <text:p text:style-name="P13"><text:tab/>if bucket_index = -1 then</text:p>
      <text:p text:style-name="P13"><text:tab/><text:tab/>nrEntries := nrEntries + 1</text:p>
      <text:p text:style-name="P13"><text:tab/><text:tab/>pushBack(buckets[hash_index], new Entry(key, value))</text:p>
      <text:p text:style-name="P13"><text:tab/>endif</text:p>
      <text:p text:style-name="P13"/>
      <text:p text:style-name="P13"><text:tab/>buckets[hash_index][bucket_index].value = value</text:p>
      <text:p text:style-name="P13">endput</text:p>
      <text:p text:style-name="P13"/>
      <text:p text:style-name="P17">Subalg remove(key)</text:p>
      <text:p text:style-name="P17"><text:tab/><text:span text:style-name="T14">hash_index := hashIndex(key)</text:span></text:p>
      <text:p text:style-name="P14"><text:tab/>bucket_index := findInBucket(hash_index, key)<text:tab/></text:p>
      <text:p text:style-name="P14"><text:tab/><text:span text:style-name="T15">if bucket_index != -1 then</text:span></text:p>
      <text:p text:style-name="P15"><text:tab/><text:tab/>nrEntries := nrEntries – 1</text:p>
      <text:p text:style-name="P15"><text:tab/><text:tab/><text:span text:style-name="T16">erase(bucket[bucket_index])</text:span></text:p>
      <text:p text:style-name="P14"><text:tab/><text:span text:style-name="T15">endif</text:span></text:p>
      <text:p text:style-name="P17">endremove</text:p>
      <text:p text:style-name="P17"/>
      <text:p text:style-name="P18">Function <text:span text:style-name="T18">containsKey(key)</text:span></text:p>
      <text:p text:style-name="P19"><text:tab/> <text:span text:style-name="T18">containsKey := (findInBucket(hashIndex(key), key) != -1)</text:span></text:p>
      <text:p text:style-name="P20">endcontainsKey</text:p>
      <text:p text:style-name="P6"/>
      <text:p text:style-name="P34">Other ADT's used:</text:p>
      <text:p text:style-name="P10">Type:</text:p>
      <text:p text:style-name="P10"><text:tab/>DynamicArray&lt;TElement&gt;</text:p>
      <text:p text:style-name="P10"/>
      <text:p text:style-name="P10">Methods:</text:p>
      <text:p text:style-name="P10"><text:tab/>Subalg <text:span text:style-name="T11">add</text:span>(element)</text:p>
      <text:p text:style-name="P10"><text:tab/><text:tab/>Description: Adds an element in the vector, to the end</text:p>
      <text:p text:style-name="P10"><text:tab/><text:tab/>Data: TElement - element</text:p>
      <text:p text:style-name="P6"/>
      <text:p text:style-name="P6"><text:tab/><text:span text:style-name="T10">Subalg insert(position, element)</text:span></text:p>
      <text:p text:style-name="P7"><text:tab/><text:tab/><text:span text:style-name="T10">Description: Insert an alement at a given position</text:span></text:p>
      <text:p text:style-name="P7"><text:tab/><text:tab/><text:span text:style-name="T10">Data: unsigned int – position</text:span></text:p>
      <text:p text:style-name="P7"><text:tab/><text:tab/><text:tab/> <text:span text:style-name="T10">TElement – element</text:span></text:p>
      <text:p text:style-name="P7"/>
      <text:p text:style-name="P7"><text:soft-page-break/><text:tab/><text:span text:style-name="T10">Function get(position)</text:span></text:p>
      <text:p text:style-name="P7"><text:tab/><text:tab/><text:span text:style-name="T10">Description: Get element from vector from a given position</text:span></text:p>
      <text:p text:style-name="P7"><text:tab/><text:tab/><text:span text:style-name="T10">Data: unsigned int – position</text:span></text:p>
      <text:p text:style-name="P7"><text:tab/><text:tab/><text:span text:style-name="T10">Post: TElement or raise exception if position is invalid</text:span></text:p>
      <text:p text:style-name="P7"/>
      <text:p text:style-name="P7"><text:tab/><text:span text:style-name="T11">Subalg set(position, element)</text:span></text:p>
      <text:p text:style-name="P8"><text:tab/><text:tab/><text:span text:style-name="T11">Descrption: Set the given position with the value of element</text:span></text:p>
      <text:p text:style-name="P8"><text:tab/><text:tab/><text:span text:style-name="T11">Data: unsigned int – position</text:span></text:p>
      <text:p text:style-name="P8"><text:tab/><text:tab/><text:tab/><text:span text:style-name="T11"> TElement – element</text:span></text:p>
      <text:p text:style-name="P8"/>
      <text:p text:style-name="P8"><text:tab/><text:span text:style-name="T11">Subalg remove(position)</text:span></text:p>
      <text:p text:style-name="P8"><text:tab/><text:tab/><text:span text:style-name="T11">Description: Remove element at a given position</text:span></text:p>
      <text:p text:style-name="P8"><text:tab/><text:tab/><text:span text:style-name="T11">Data: unsigned int – position</text:span></text:p>
      <text:p text:style-name="P8"/>
      <text:p text:style-name="P8"><text:tab/><text:span text:style-name="T11">Function getLength()</text:span></text:p>
      <text:p text:style-name="P8"><text:tab/><text:tab/><text:span text:style-name="T11">Description: get the length of the vector</text:span></text:p>
      <text:p text:style-name="P8"><text:tab/><text:tab/><text:span text:style-name="T11">Post: unsigned int - the number the elements</text:span></text:p>
      <text:p text:style-name="P8"/>
      <text:p text:style-name="P8"><text:tab/><text:span text:style-name="T11">Function getCapacity()</text:span></text:p>
      <text:p text:style-name="P8"><text:tab/><text:tab/><text:span text:style-name="T11">Description: Get the total allocated capacity for the vector</text:span></text:p>
      <text:p text:style-name="P8"><text:tab/><text:tab/><text:span text:style-name="T11">Post: unsigned int - the allocated capacity</text:span></text:p>
      <text:p text:style-name="P6"/>
      <text:p text:style-name="P36">Problem</text:p>
      <text:p text:style-name="P22">Problem <text:span text:style-name="T8">statement</text:span>:</text:p>
      <text:p text:style-name="P21">Find all the anagrams of a given word. An anagram of a word is the result of rearranging the letters of a word to produce a new word, using all the original letters, and having the same letter frequencies.</text:p>
      <text:p text:style-name="P21"/>
      <text:p text:style-name="P21">The general idea if of to solve the problem is to find all the anagrams in the from a large pool of words. The pseudocode for this solution would be:</text:p>
      <text:p text:style-name="P21"/>
      <text:p text:style-name="P21">Create empty hashmap M&lt;string, set&lt;string&gt;&gt;</text:p>
      <text:p text:style-name="P21">Foreach word in file:</text:p>
      <text:p text:style-name="P21"><text:tab/>Create a key thas is the word's letters sorted alphabetically (forced to lowe<text:span text:style-name="T8">r</text:span>case)</text:p>
      <text:p text:style-name="P22"><text:tab/>Add to the key the word we are <text:span text:style-name="T8">processing</text:span></text:p>
      <text:p text:style-name="P21"/>
      <text:p text:style-name="P21">To check the anagrams of a word:</text:p>
      <text:p text:style-name="P21">Create a key tha<text:span text:style-name="T8">t</text:span> is the word's letters sorted alphabetically (forced to lowe<text:span text:style-name="T8">r</text:span>case)</text:p>
      <text:p text:style-name="P21">Look up the key in the dictionary</text:p>
      <text:p text:style-name="P21">Iterate over the set of words (now we have all the anagrams, if any)</text:p>
      <text:p text:style-name="P21"/>
      <text:p text:style-name="P33">Example:</text:p>
      <text:p text:style-name="P32">We have two words: mary and army.</text:p>
      <text:p text:style-name="P32">The key of mary would be amry</text:p>
      <text:p text:style-name="P32">The key of army would be amry</text:p>
      <text:p text:style-name="P32">So map would have the:</text:p>
      <text:p text:style-name="P32">key =&gt; list of words</text:p>
      <text:p text:style-name="P32"><text:soft-page-break/>“amry” =&gt; [mary, army]</text:p>
      <text:p text:style-name="P21"/>
      <text:p text:style-name="P21"/>
      <text:p text:style-name="P25">Time and memory <text:span text:style-name="T8">comparison</text:span> by using representation (dynamic vector) or representation 2 (hashtable collision through chaining)</text:p>
      <text:p text:style-name="P23"/>
      <text:p text:style-name="P23">Dynamic Vect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Data set size(nr words)</text:p>
          </table:table-cell>
          <table:table-cell table:style-name="Table1.A1" office:value-type="string">
            <text:p text:style-name="P39">Time</text:p>
          </table:table-cell>
          <table:table-cell table:style-name="Table1.C1" office:value-type="string">
            <text:p text:style-name="P39">Memory</text:p>
          </table:table-cell>
        </table:table-row>
        <table:table-row>
          <table:table-cell table:style-name="Table1.A2" office:value-type="string">
            <text:p text:style-name="P44">~ 1000</text:p>
          </table:table-cell>
          <table:table-cell table:style-name="Table1.A2" office:value-type="string">
            <text:p text:style-name="P46"><text:s/><text:span text:style-name="T5">&lt; 1 second</text:span></text:p>
          </table:table-cell>
          <table:table-cell table:style-name="Table1.C2" office:value-type="string">
            <text:p text:style-name="P46"><text:span text:style-name="T5">~</text:span> <text:span text:style-name="T5">1 MB</text:span></text:p>
          </table:table-cell>
        </table:table-row>
        <table:table-row>
          <table:table-cell table:style-name="Table1.A2" office:value-type="string">
            <text:p text:style-name="P49">938848 (words.txt)</text:p>
          </table:table-cell>
          <table:table-cell table:style-name="Table1.A2" office:value-type="string">
            <text:p text:style-name="P51">~ 4 minutes</text:p>
          </table:table-cell>
          <table:table-cell table:style-name="Table1.C2" office:value-type="string">
            <text:p text:style-name="P51">~ 2<text:span text:style-name="T6">0</text:span> MB</text:p>
          </table:table-cell>
        </table:table-row>
        <table:table-row>
          <table:table-cell table:style-name="Table1.A2" office:value-type="string">
            <text:p text:style-name="P49">2457044 (english-words.95)</text:p>
          </table:table-cell>
          <table:table-cell table:style-name="Table1.A2" office:value-type="string">
            <text:p text:style-name="P55">~ 20 minutes</text:p>
          </table:table-cell>
          <table:table-cell table:style-name="Table1.C2" office:value-type="string">
            <text:p text:style-name="P55">~ 45 MB</text:p>
          </table:table-cell>
        </table:table-row>
      </table:table>
      <text:p text:style-name="P23"/>
      <text:p text:style-name="P26">Hashtable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Data set size(nr words)</text:p>
          </table:table-cell>
          <table:table-cell table:style-name="Table2.A1" office:value-type="string">
            <text:p text:style-name="P40">Time</text:p>
          </table:table-cell>
          <table:table-cell table:style-name="Table2.C1" office:value-type="string">
            <text:p text:style-name="P40">Memory</text:p>
          </table:table-cell>
        </table:table-row>
        <table:table-row>
          <table:table-cell table:style-name="Table2.A2" office:value-type="string">
            <text:p text:style-name="P45">~ 1000</text:p>
          </table:table-cell>
          <table:table-cell table:style-name="Table2.A2" office:value-type="string">
            <text:p text:style-name="P47"><text:s/><text:span text:style-name="T5">&lt; 1 second</text:span></text:p>
          </table:table-cell>
          <table:table-cell table:style-name="Table2.C2" office:value-type="string">
            <text:p text:style-name="P47"><text:span text:style-name="T5">~</text:span> <text:span text:style-name="T5">1 MB</text:span></text:p>
          </table:table-cell>
        </table:table-row>
        <table:table-row>
          <table:table-cell table:style-name="Table2.A2" office:value-type="string">
            <text:p text:style-name="P50">938848 (words.txt)</text:p>
          </table:table-cell>
          <table:table-cell table:style-name="Table2.A2" office:value-type="string">
            <text:p text:style-name="P52">~ 1.5 seconds</text:p>
          </table:table-cell>
          <table:table-cell table:style-name="Table2.C2" office:value-type="string">
            <text:p text:style-name="P52">~ 25 MB</text:p>
          </table:table-cell>
        </table:table-row>
        <table:table-row>
          <table:table-cell table:style-name="Table2.A2" office:value-type="string">
            <text:p text:style-name="P50">2457044 (english-words.95)</text:p>
          </table:table-cell>
          <table:table-cell table:style-name="Table2.A2" office:value-type="string">
            <text:p text:style-name="P53">~ 1.6 seconds</text:p>
          </table:table-cell>
          <table:table-cell table:style-name="Table2.C2" office:value-type="string">
            <text:p text:style-name="P53">~ <text:span text:style-name="T9">55</text:span> MB</text:p>
          </table:table-cell>
        </table:table-row>
      </table:table>
      <text:p text:style-name="P24"/>
      <text:p text:style-name="P24"/>
      <text:p text:style-name="P24"/>
      <text:p text:style-name="P37">What did I learn from this project?</text:p>
      <text:p text:style-name="P29"><text:tab/>As cleary shown in the benchmarks above the best sui<text:span text:style-name="T8">t</text:span>ed data <text:span text:style-name="T8">representation</text:span> is a hashtable.</text:p>
      <text:p text:style-name="P27"><text:tab/>The map ADT is clearly the most suited for this type of problem, because it allow fast data acces<text:span text:style-name="T8">s</text:span>.</text:p>
      <text:p text:style-name="P27"/>
      <text:p text:style-name="P27">Dynamic vecto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1">Average</text:p>
          </table:table-cell>
          <table:table-cell table:style-name="Table4.C1" office:value-type="string">
            <text:p text:style-name="P43">Worst case</text:p>
          </table:table-cell>
        </table:table-row>
        <table:table-row>
          <table:table-cell table:style-name="Table4.A2" office:value-type="string">
            <text:p text:style-name="P54">Search</text:p>
          </table:table-cell>
          <table:table-cell table:style-name="Table4.A2" office:value-type="string">
            <text:p text:style-name="P54">O(<text:span text:style-name="T7">n</text:span>)</text:p>
          </table:table-cell>
          <table:table-cell table:style-name="Table4.C2" office:value-type="string">
            <text:p text:style-name="P54">O(n)</text:p>
          </table:table-cell>
        </table:table-row>
        <table:table-row>
          <table:table-cell table:style-name="Table4.A2" office:value-type="string">
            <text:p text:style-name="P54">Insert</text:p>
          </table:table-cell>
          <table:table-cell table:style-name="Table4.A2" office:value-type="string">
            <text:p text:style-name="P54">O(<text:span text:style-name="T7">n</text:span>)</text:p>
          </table:table-cell>
          <table:table-cell table:style-name="Table4.C2" office:value-type="string">
            <text:p text:style-name="P54">O(n)</text:p>
          </table:table-cell>
        </table:table-row>
        <table:table-row>
          <table:table-cell table:style-name="Table4.A2" office:value-type="string">
            <text:p text:style-name="P54">Delete</text:p>
          </table:table-cell>
          <table:table-cell table:style-name="Table4.A2" office:value-type="string">
            <text:p text:style-name="P54">O(<text:span text:style-name="T7">n</text:span>)</text:p>
          </table:table-cell>
          <table:table-cell table:style-name="Table4.C2" office:value-type="string">
            <text:p text:style-name="P54">O(n)</text:p>
          </table:table-cell>
        </table:table-row>
      </table:table>
      <text:p text:style-name="P28"/>
      <text:p text:style-name="P30">Hashtabl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2">Average</text:p>
          </table:table-cell>
          <table:table-cell table:style-name="Table3.C1" office:value-type="string">
            <text:p text:style-name="P43">Worst case</text:p>
          </table:table-cell>
        </table:table-row>
        <table:table-row>
          <table:table-cell table:style-name="Table3.A2" office:value-type="string">
            <text:p text:style-name="P54">Search</text:p>
          </table:table-cell>
          <table:table-cell table:style-name="Table3.A2" office:value-type="string">
            <text:p text:style-name="P54">O(1)</text:p>
          </table:table-cell>
          <table:table-cell table:style-name="Table3.C2" office:value-type="string">
            <text:p text:style-name="P54">O(n)</text:p>
          </table:table-cell>
        </table:table-row>
        <table:table-row>
          <table:table-cell table:style-name="Table3.A2" office:value-type="string">
            <text:p text:style-name="P54">Insert</text:p>
          </table:table-cell>
          <table:table-cell table:style-name="Table3.A2" office:value-type="string">
            <text:p text:style-name="P54">O(1)</text:p>
          </table:table-cell>
          <table:table-cell table:style-name="Table3.C2" office:value-type="string">
            <text:p text:style-name="P54">O(n)</text:p>
          </table:table-cell>
        </table:table-row>
        <table:table-row>
          <table:table-cell table:style-name="Table3.A2" office:value-type="string">
            <text:p text:style-name="P54">Delete</text:p>
          </table:table-cell>
          <table:table-cell table:style-name="Table3.A2" office:value-type="string">
            <text:p text:style-name="P54">O(1)</text:p>
          </table:table-cell>
          <table:table-cell table:style-name="Table3.C2" office:value-type="string">
            <text:p text:style-name="P54">O(n)</text:p>
          </table:table-cell>
        </table:table-row>
      </table:table>
      <text:p text:style-name="P27"/>
      <text:p text:style-name="P31">As the tables above show the hashtable has almost perfect timing when considering the <text:span text:style-name="T8">average</text:span> column. The <text:span text:style-name="T8">possibility</text:span> to lookup <text:span text:style-name="T8">in the a table fundamentally decreases our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6S</meta:editing-duration>
    <meta:editing-cycles>38</meta:editing-cycles>
    <meta:generator>LibreOffice/4.2.3.3$Linux_X86_64 LibreOffice_project/420m0$Build-3</meta:generator>
    <dc:date>2014-06-03T10:57:13.521033290</dc:date>
    <meta:document-statistic meta:table-count="4" meta:image-count="0" meta:object-count="0" meta:page-count="4" meta:paragraph-count="169" meta:word-count="768" meta:character-count="4886" meta:non-whitespace-character-count="4108"/>
    <meta:user-defined meta:name="Info 1"/>
    <meta:user-defined meta:name="Info 2"/>
    <meta:user-defined meta:name="Info 3"/>
    <meta:user-defined meta:name="Info 4"/>
  </office:meta>
</office:document-meta>
</file>